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Ms sans serif" svg:font-family="Ms sans serif"/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5833333333333334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6666666666666666in" fo:break-before="auto" style:use-optimal-row-height="false"/>
    </style:style>
    <style:style style:name="ta1" style:family="table" style:master-page-name="PageStyle_5f_EXCEL_DATA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EXCEL_DATA" table:style-name="ta1" table:print="false">
        <office:forms form:automatic-focus="false" form:apply-design-mode="false"/>
        <table:table-column table:style-name="co2" table:number-columns-repeated="17" table:default-cell-style-name="ce15"/>
        <table:table-column table:style-name="co1" table:default-cell-style-name="ce15" table:number-columns-repeated="239"/>
        <table:table-row table:style-name="ro2">
          <table:table-cell table:style-name="ce21" office:value-type="string">
            <text:p>fips</text:p>
          </table:table-cell>
          <table:table-cell table:style-name="ce21" office:value-type="string">
            <text:p>fmr2</text:p>
          </table:table-cell>
          <table:table-cell table:style-name="ce21" office:value-type="string">
            <text:p>fmr0</text:p>
          </table:table-cell>
          <table:table-cell table:style-name="ce21" office:value-type="string">
            <text:p>fmr1</text:p>
          </table:table-cell>
          <table:table-cell table:style-name="ce21" office:value-type="string">
            <text:p>fmr3</text:p>
          </table:table-cell>
          <table:table-cell table:style-name="ce21" office:value-type="string">
            <text:p>fmr4</text:p>
          </table:table-cell>
          <table:table-cell table:style-name="ce21" office:value-type="string">
            <text:p>State</text:p>
          </table:table-cell>
          <table:table-cell table:style-name="ce21" office:value-type="string">
            <text:p>county</text:p>
          </table:table-cell>
          <table:table-cell table:style-name="ce21" office:value-type="string">
            <text:p>CouSub</text:p>
          </table:table-cell>
          <table:table-cell table:style-name="ce21" office:value-type="string">
            <text:p>county_town_name</text:p>
          </table:table-cell>
          <table:table-cell table:style-name="ce21" office:value-type="string">
            <text:p>pop2000</text:p>
          </table:table-cell>
          <table:table-cell table:style-name="ce21" office:value-type="string">
            <text:p>areaname</text:p>
          </table:table-cell>
          <table:table-cell table:style-name="ce21" office:value-type="string">
            <text:p>Metro_code</text:p>
          </table:table-cell>
          <table:table-cell table:style-name="ce21" office:value-type="string">
            <text:p>countyname</text:p>
          </table:table-cell>
          <table:table-cell table:style-name="ce21" office:value-type="string">
            <text:p>state_alpha</text:p>
          </table:table-cell>
          <table:table-cell table:style-name="ce21" office:value-type="string">
            <text:p>fmr_type</text:p>
          </table:table-cell>
          <table:table-cell table:style-name="ce21" office:value-type="string">
            <text:p>metro</text:p>
          </table:table-cell>
        </table:table-row>
        <table:table-row table:style-name="ro2">
          <table:table-cell table:style-name="ce22" office:value-type="string">
            <text:p>5100199999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ccomack County</text:p>
          </table:table-cell>
          <table:table-cell table:style-name="ce22" office:value-type="float" office:value="38305">
            <text:p>38305</text:p>
          </table:table-cell>
          <table:table-cell table:style-name="ce22" office:value-type="string">
            <text:p>Accomack County, VA</text:p>
          </table:table-cell>
          <table:table-cell table:style-name="ce22" office:value-type="string">
            <text:p>NCNTY51001N51001</text:p>
          </table:table-cell>
          <table:table-cell table:style-name="ce22" office:value-type="string">
            <text:p>Accoma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0399999</text:p>
          </table:table-cell>
          <table:table-cell table:style-name="ce22" office:value-type="float" office:value="761">
            <text:p>761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986">
            <text:p>986</text:p>
          </table:table-cell>
          <table:table-cell table:style-name="ce22" office:value-type="float" office:value="1091">
            <text:p>109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79236">
            <text:p>79236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Albemarl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05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314">
            <text:p>314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587">
            <text:p>587</text:p>
          </table:table-cell>
          <table:table-cell table:style-name="ce22" office:value-type="float" office:value="612">
            <text:p>61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lleghany County</text:p>
          </table:table-cell>
          <table:table-cell table:style-name="ce22" office:value-type="float" office:value="12926">
            <text:p>12926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07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melia County</text:p>
          </table:table-cell>
          <table:table-cell table:style-name="ce22" office:value-type="float" office:value="11400">
            <text:p>1140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Ameli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0999999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">
            <text:p>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mherst County</text:p>
          </table:table-cell>
          <table:table-cell table:style-name="ce22" office:value-type="float" office:value="31894">
            <text:p>31894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Amhers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1199999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ppomattox County</text:p>
          </table:table-cell>
          <table:table-cell table:style-name="ce22" office:value-type="float" office:value="13705">
            <text:p>13705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Appomatto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1399999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">
            <text:p>1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189453">
            <text:p>189453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Arling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1599999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421">
            <text:p>421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808">
            <text:p>808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">
            <text:p>1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ugusta County</text:p>
          </table:table-cell>
          <table:table-cell table:style-name="ce22" office:value-type="float" office:value="65615">
            <text:p>656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1799999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736">
            <text:p>736</text:p>
          </table:table-cell>
          <table:table-cell table:style-name="ce22" office:value-type="float" office:value="888">
            <text:p>88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">
            <text:p>1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ath County</text:p>
          </table:table-cell>
          <table:table-cell table:style-name="ce22" office:value-type="float" office:value="5048">
            <text:p>5048</text:p>
          </table:table-cell>
          <table:table-cell table:style-name="ce22" office:value-type="string">
            <text:p>Bath County, VA</text:p>
          </table:table-cell>
          <table:table-cell table:style-name="ce22" office:value-type="string">
            <text:p>NCNTY51017N51017</text:p>
          </table:table-cell>
          <table:table-cell table:style-name="ce22" office:value-type="string">
            <text:p>Bath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1999999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">
            <text:p>1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60371">
            <text:p>60371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Bedfor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21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616">
            <text:p>616</text:p>
          </table:table-cell>
          <table:table-cell table:style-name="ce22" office:value-type="float" office:value="684">
            <text:p>68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1">
            <text:p>2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land County</text:p>
          </table:table-cell>
          <table:table-cell table:style-name="ce22" office:value-type="float" office:value="6871">
            <text:p>6871</text:p>
          </table:table-cell>
          <table:table-cell table:style-name="ce22" office:value-type="string">
            <text:p>Bland County, VA</text:p>
          </table:table-cell>
          <table:table-cell table:style-name="ce22" office:value-type="string">
            <text:p>NCNTY51021N51021</text:p>
          </table:table-cell>
          <table:table-cell table:style-name="ce22" office:value-type="string">
            <text:p>B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2399999</text:p>
          </table:table-cell>
          <table:table-cell table:style-name="ce22" office:value-type="float" office:value="589">
            <text:p>589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747">
            <text:p>747</text:p>
          </table:table-cell>
          <table:table-cell table:style-name="ce22" office:value-type="float" office:value="816">
            <text:p>81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3">
            <text:p>2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30496">
            <text:p>30496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Botetour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2599999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622">
            <text:p>622</text:p>
          </table:table-cell>
          <table:table-cell table:style-name="ce22" office:value-type="float" office:value="861">
            <text:p>86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5">
            <text:p>2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runswick County</text:p>
          </table:table-cell>
          <table:table-cell table:style-name="ce22" office:value-type="float" office:value="18419">
            <text:p>18419</text:p>
          </table:table-cell>
          <table:table-cell table:style-name="ce22" office:value-type="string">
            <text:p>Brunswick County, VA</text:p>
          </table:table-cell>
          <table:table-cell table:style-name="ce22" office:value-type="string">
            <text:p>NCNTY51025N51025</text:p>
          </table:table-cell>
          <table:table-cell table:style-name="ce22" office:value-type="string">
            <text:p>Brunswi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27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616">
            <text:p>616</text:p>
          </table:table-cell>
          <table:table-cell table:style-name="ce22" office:value-type="float" office:value="684">
            <text:p>68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7">
            <text:p>2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uchanan County</text:p>
          </table:table-cell>
          <table:table-cell table:style-name="ce22" office:value-type="float" office:value="26978">
            <text:p>26978</text:p>
          </table:table-cell>
          <table:table-cell table:style-name="ce22" office:value-type="string">
            <text:p>Buchanan County, VA</text:p>
          </table:table-cell>
          <table:table-cell table:style-name="ce22" office:value-type="string">
            <text:p>NCNTY51027N51027</text:p>
          </table:table-cell>
          <table:table-cell table:style-name="ce22" office:value-type="string">
            <text:p>Buchana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29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621">
            <text:p>621</text:p>
          </table:table-cell>
          <table:table-cell table:style-name="ce22" office:value-type="float" office:value="785">
            <text:p>78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uckingham County</text:p>
          </table:table-cell>
          <table:table-cell table:style-name="ce22" office:value-type="float" office:value="15623">
            <text:p>15623</text:p>
          </table:table-cell>
          <table:table-cell table:style-name="ce22" office:value-type="string">
            <text:p>Buckingham County, VA</text:p>
          </table:table-cell>
          <table:table-cell table:style-name="ce22" office:value-type="string">
            <text:p>NCNTY51029N51029</text:p>
          </table:table-cell>
          <table:table-cell table:style-name="ce22" office:value-type="string">
            <text:p>Buckingh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3199999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1">
            <text:p>3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51078">
            <text:p>51078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Campbe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33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3">
            <text:p>3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22121">
            <text:p>22121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Carolin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35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579">
            <text:p>579</text:p>
          </table:table-cell>
          <table:table-cell table:style-name="ce22" office:value-type="float" office:value="644">
            <text:p>64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5">
            <text:p>3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arroll County</text:p>
          </table:table-cell>
          <table:table-cell table:style-name="ce22" office:value-type="float" office:value="29245">
            <text:p>29245</text:p>
          </table:table-cell>
          <table:table-cell table:style-name="ce22" office:value-type="string">
            <text:p>Carroll County-Galax city, VA HUD Nonmetro FMR Area</text:p>
          </table:table-cell>
          <table:table-cell table:style-name="ce22" office:value-type="string">
            <text:p>NCNTY51035N51035</text:p>
          </table:table-cell>
          <table:table-cell table:style-name="ce22" office:value-type="string">
            <text:p>Carro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36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6">
            <text:p>36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arles City County</text:p>
          </table:table-cell>
          <table:table-cell table:style-name="ce22" office:value-type="float" office:value="6926">
            <text:p>6926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Charles Cit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37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621">
            <text:p>621</text:p>
          </table:table-cell>
          <table:table-cell table:style-name="ce22" office:value-type="float" office:value="785">
            <text:p>78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7">
            <text:p>3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arlotte County</text:p>
          </table:table-cell>
          <table:table-cell table:style-name="ce22" office:value-type="float" office:value="12472">
            <text:p>12472</text:p>
          </table:table-cell>
          <table:table-cell table:style-name="ce22" office:value-type="string">
            <text:p>Charlotte County, VA</text:p>
          </table:table-cell>
          <table:table-cell table:style-name="ce22" office:value-type="string">
            <text:p>NCNTY51037N51037</text:p>
          </table:table-cell>
          <table:table-cell table:style-name="ce22" office:value-type="string">
            <text:p>Charlott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41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1">
            <text:p>4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259903">
            <text:p>259903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Chesterfiel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4399999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3">
            <text:p>4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larke County</text:p>
          </table:table-cell>
          <table:table-cell table:style-name="ce22" office:value-type="float" office:value="12652">
            <text:p>12652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Clark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4599999</text:p>
          </table:table-cell>
          <table:table-cell table:style-name="ce22" office:value-type="float" office:value="589">
            <text:p>589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747">
            <text:p>747</text:p>
          </table:table-cell>
          <table:table-cell table:style-name="ce22" office:value-type="float" office:value="816">
            <text:p>81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raig County</text:p>
          </table:table-cell>
          <table:table-cell table:style-name="ce22" office:value-type="float" office:value="5091">
            <text:p>5091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Craig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4799999</text:p>
          </table:table-cell>
          <table:table-cell table:style-name="ce22" office:value-type="float" office:value="722">
            <text:p>722</text:p>
          </table:table-cell>
          <table:table-cell table:style-name="ce22" office:value-type="float" office:value="599">
            <text:p>599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992">
            <text:p>99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7">
            <text:p>4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ulpeper County</text:p>
          </table:table-cell>
          <table:table-cell table:style-name="ce22" office:value-type="float" office:value="34262">
            <text:p>34262</text:p>
          </table:table-cell>
          <table:table-cell table:style-name="ce22" office:value-type="string">
            <text:p>Culpeper County, VA</text:p>
          </table:table-cell>
          <table:table-cell table:style-name="ce22" office:value-type="string">
            <text:p>NCNTY51047N51047</text:p>
          </table:table-cell>
          <table:table-cell table:style-name="ce22" office:value-type="string">
            <text:p>Culpep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49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9">
            <text:p>4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umberland County</text:p>
          </table:table-cell>
          <table:table-cell table:style-name="ce22" office:value-type="float" office:value="9017">
            <text:p>9017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Cumber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51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648">
            <text:p>64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Dickenson County</text:p>
          </table:table-cell>
          <table:table-cell table:style-name="ce22" office:value-type="float" office:value="16395">
            <text:p>16395</text:p>
          </table:table-cell>
          <table:table-cell table:style-name="ce22" office:value-type="string">
            <text:p>Dickenson County, VA</text:p>
          </table:table-cell>
          <table:table-cell table:style-name="ce22" office:value-type="string">
            <text:p>NCNTY51051N51051</text:p>
          </table:table-cell>
          <table:table-cell table:style-name="ce22" office:value-type="string">
            <text:p>Dicken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53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3">
            <text:p>5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24533">
            <text:p>24533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Dinwiddi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5799999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388">
            <text:p>388</text:p>
          </table:table-cell>
          <table:table-cell table:style-name="ce22" office:value-type="float" office:value="479">
            <text:p>479</text:p>
          </table:table-cell>
          <table:table-cell table:style-name="ce22" office:value-type="float" office:value="803">
            <text:p>803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">
            <text:p>5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Essex County</text:p>
          </table:table-cell>
          <table:table-cell table:style-name="ce22" office:value-type="float" office:value="9989">
            <text:p>9989</text:p>
          </table:table-cell>
          <table:table-cell table:style-name="ce22" office:value-type="string">
            <text:p>Essex County, VA</text:p>
          </table:table-cell>
          <table:table-cell table:style-name="ce22" office:value-type="string">
            <text:p>NCNTY51057N51057</text:p>
          </table:table-cell>
          <table:table-cell table:style-name="ce22" office:value-type="string">
            <text:p>Esse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5999999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9">
            <text:p>5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969749">
            <text:p>969749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Fairfa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199999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1">
            <text:p>6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55139">
            <text:p>55139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Fauqui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399999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743">
            <text:p>743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3">
            <text:p>6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loyd County</text:p>
          </table:table-cell>
          <table:table-cell table:style-name="ce22" office:value-type="float" office:value="13874">
            <text:p>13874</text:p>
          </table:table-cell>
          <table:table-cell table:style-name="ce22" office:value-type="string">
            <text:p>Floyd County, VA</text:p>
          </table:table-cell>
          <table:table-cell table:style-name="ce22" office:value-type="string">
            <text:p>NCNTY51063N51063</text:p>
          </table:table-cell>
          <table:table-cell table:style-name="ce22" office:value-type="string">
            <text:p>Floy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6599999</text:p>
          </table:table-cell>
          <table:table-cell table:style-name="ce22" office:value-type="float" office:value="761">
            <text:p>761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986">
            <text:p>986</text:p>
          </table:table-cell>
          <table:table-cell table:style-name="ce22" office:value-type="float" office:value="1091">
            <text:p>109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5">
            <text:p>6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luvanna County</text:p>
          </table:table-cell>
          <table:table-cell table:style-name="ce22" office:value-type="float" office:value="20047">
            <text:p>20047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Fluvann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7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375">
            <text:p>375</text:p>
          </table:table-cell>
          <table:table-cell table:style-name="ce22" office:value-type="float" office:value="578">
            <text:p>578</text:p>
          </table:table-cell>
          <table:table-cell table:style-name="ce22" office:value-type="float" office:value="615">
            <text:p>61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7">
            <text:p>6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7286">
            <text:p>47286</text:p>
          </table:table-cell>
          <table:table-cell table:style-name="ce22" office:value-type="string">
            <text:p>Franklin County, VA HUD Metro FMR Area</text:p>
          </table:table-cell>
          <table:table-cell table:style-name="ce22" office:value-type="string">
            <text:p>METRO40220N51067</text:p>
          </table:table-cell>
          <table:table-cell table:style-name="ce22" office:value-type="string">
            <text:p>Frankli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999999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893">
            <text:p>893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9">
            <text:p>6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59209">
            <text:p>59209</text:p>
          </table:table-cell>
          <table:table-cell table:style-name="ce22" office:value-type="string">
            <text:p>Winchester, VA HUD Metro FMR Area</text:p>
          </table:table-cell>
          <table:table-cell table:style-name="ce22" office:value-type="string">
            <text:p>METRO49020M49020</text:p>
          </table:table-cell>
          <table:table-cell table:style-name="ce22" office:value-type="string">
            <text:p>Frederi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1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314">
            <text:p>314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616">
            <text:p>616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1">
            <text:p>7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16657">
            <text:p>16657</text:p>
          </table:table-cell>
          <table:table-cell table:style-name="ce22" office:value-type="string">
            <text:p>Giles County, VA HUD Metro FMR Area</text:p>
          </table:table-cell>
          <table:table-cell table:style-name="ce22" office:value-type="string">
            <text:p>METRO13980N51071</text:p>
          </table:table-cell>
          <table:table-cell table:style-name="ce22" office:value-type="string">
            <text:p>Giles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3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3">
            <text:p>7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34780">
            <text:p>3478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Gloucest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5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5">
            <text:p>7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16863">
            <text:p>16863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Gooch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7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616">
            <text:p>616</text:p>
          </table:table-cell>
          <table:table-cell table:style-name="ce22" office:value-type="float" office:value="684">
            <text:p>68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7">
            <text:p>7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rayson County</text:p>
          </table:table-cell>
          <table:table-cell table:style-name="ce22" office:value-type="float" office:value="17917">
            <text:p>17917</text:p>
          </table:table-cell>
          <table:table-cell table:style-name="ce22" office:value-type="string">
            <text:p>Grayson County, VA</text:p>
          </table:table-cell>
          <table:table-cell table:style-name="ce22" office:value-type="string">
            <text:p>NCNTY51077N51077</text:p>
          </table:table-cell>
          <table:table-cell table:style-name="ce22" office:value-type="string">
            <text:p>Gray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7999999</text:p>
          </table:table-cell>
          <table:table-cell table:style-name="ce22" office:value-type="float" office:value="761">
            <text:p>761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986">
            <text:p>986</text:p>
          </table:table-cell>
          <table:table-cell table:style-name="ce22" office:value-type="float" office:value="1091">
            <text:p>109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9">
            <text:p>7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reene County</text:p>
          </table:table-cell>
          <table:table-cell table:style-name="ce22" office:value-type="float" office:value="15244">
            <text:p>15244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Green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8199999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1">
            <text:p>8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reensville County</text:p>
          </table:table-cell>
          <table:table-cell table:style-name="ce22" office:value-type="float" office:value="11560">
            <text:p>11560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string">
            <text:p>NCNTY51081N51081</text:p>
          </table:table-cell>
          <table:table-cell table:style-name="ce22" office:value-type="string">
            <text:p>Greensvill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83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314">
            <text:p>314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649">
            <text:p>649</text:p>
          </table:table-cell>
          <table:table-cell table:style-name="ce22" office:value-type="float" office:value="849">
            <text:p>84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3">
            <text:p>8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lifax County</text:p>
          </table:table-cell>
          <table:table-cell table:style-name="ce22" office:value-type="float" office:value="37355">
            <text:p>37355</text:p>
          </table:table-cell>
          <table:table-cell table:style-name="ce22" office:value-type="string">
            <text:p>Halifax County, VA</text:p>
          </table:table-cell>
          <table:table-cell table:style-name="ce22" office:value-type="string">
            <text:p>NCNTY51083N51083</text:p>
          </table:table-cell>
          <table:table-cell table:style-name="ce22" office:value-type="string">
            <text:p>Halifa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85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5">
            <text:p>8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86320">
            <text:p>8632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Hanov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87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7">
            <text:p>8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262300">
            <text:p>26230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Henrico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89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372">
            <text:p>372</text:p>
          </table:table-cell>
          <table:table-cell table:style-name="ce22" office:value-type="float" office:value="387">
            <text:p>387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9">
            <text:p>8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enry County</text:p>
          </table:table-cell>
          <table:table-cell table:style-name="ce22" office:value-type="float" office:value="57930">
            <text:p>57930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string">
            <text:p>NCNTY51089N51089</text:p>
          </table:table-cell>
          <table:table-cell table:style-name="ce22" office:value-type="string">
            <text:p>Henr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9199999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736">
            <text:p>736</text:p>
          </table:table-cell>
          <table:table-cell table:style-name="ce22" office:value-type="float" office:value="888">
            <text:p>88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1">
            <text:p>9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ighland County</text:p>
          </table:table-cell>
          <table:table-cell table:style-name="ce22" office:value-type="float" office:value="2536">
            <text:p>2536</text:p>
          </table:table-cell>
          <table:table-cell table:style-name="ce22" office:value-type="string">
            <text:p>Highland County, VA</text:p>
          </table:table-cell>
          <table:table-cell table:style-name="ce22" office:value-type="string">
            <text:p>NCNTY51091N51091</text:p>
          </table:table-cell>
          <table:table-cell table:style-name="ce22" office:value-type="string">
            <text:p>High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93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3">
            <text:p>9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Isle of Wight County</text:p>
          </table:table-cell>
          <table:table-cell table:style-name="ce22" office:value-type="float" office:value="29728">
            <text:p>29728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Isle of Wigh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95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5">
            <text:p>9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James City County</text:p>
          </table:table-cell>
          <table:table-cell table:style-name="ce22" office:value-type="float" office:value="48102">
            <text:p>48102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James Cit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97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7">
            <text:p>9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6630">
            <text:p>663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King and Quee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9999999</text:p>
          </table:table-cell>
          <table:table-cell table:style-name="ce22" office:value-type="float" office:value="728">
            <text:p>728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606">
            <text:p>606</text:p>
          </table:table-cell>
          <table:table-cell table:style-name="ce22" office:value-type="float" office:value="1059">
            <text:p>1059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">
            <text:p>9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King George County</text:p>
          </table:table-cell>
          <table:table-cell table:style-name="ce22" office:value-type="float" office:value="16803">
            <text:p>16803</text:p>
          </table:table-cell>
          <table:table-cell table:style-name="ce22" office:value-type="string">
            <text:p>King George County, VA</text:p>
          </table:table-cell>
          <table:table-cell table:style-name="ce22" office:value-type="string">
            <text:p>NCNTY51099N51099</text:p>
          </table:table-cell>
          <table:table-cell table:style-name="ce22" office:value-type="string">
            <text:p>King Geor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01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1">
            <text:p>10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King William County</text:p>
          </table:table-cell>
          <table:table-cell table:style-name="ce22" office:value-type="float" office:value="13146">
            <text:p>13146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King Willi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0399999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388">
            <text:p>388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715">
            <text:p>715</text:p>
          </table:table-cell>
          <table:table-cell table:style-name="ce22" office:value-type="float" office:value="769">
            <text:p>76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3">
            <text:p>10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ancaster County</text:p>
          </table:table-cell>
          <table:table-cell table:style-name="ce22" office:value-type="float" office:value="11567">
            <text:p>11567</text:p>
          </table:table-cell>
          <table:table-cell table:style-name="ce22" office:value-type="string">
            <text:p>Lancaster County, VA</text:p>
          </table:table-cell>
          <table:table-cell table:style-name="ce22" office:value-type="string">
            <text:p>NCNTY51103N51103</text:p>
          </table:table-cell>
          <table:table-cell table:style-name="ce22" office:value-type="string">
            <text:p>Lancast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05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621">
            <text:p>621</text:p>
          </table:table-cell>
          <table:table-cell table:style-name="ce22" office:value-type="float" office:value="657">
            <text:p>65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5">
            <text:p>10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ee County</text:p>
          </table:table-cell>
          <table:table-cell table:style-name="ce22" office:value-type="float" office:value="23589">
            <text:p>23589</text:p>
          </table:table-cell>
          <table:table-cell table:style-name="ce22" office:value-type="string">
            <text:p>Lee County, VA</text:p>
          </table:table-cell>
          <table:table-cell table:style-name="ce22" office:value-type="string">
            <text:p>NCNTY51105N51105</text:p>
          </table:table-cell>
          <table:table-cell table:style-name="ce22" office:value-type="string">
            <text:p>Le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0799999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7">
            <text:p>10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169599">
            <text:p>169599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Loudou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0999999</text:p>
          </table:table-cell>
          <table:table-cell table:style-name="ce22" office:value-type="float" office:value="574">
            <text:p>574</text:p>
          </table:table-cell>
          <table:table-cell table:style-name="ce22" office:value-type="float" office:value="444">
            <text:p>444</text:p>
          </table:table-cell>
          <table:table-cell table:style-name="ce22" office:value-type="float" office:value="504">
            <text:p>504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707">
            <text:p>70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9">
            <text:p>10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25627">
            <text:p>25627</text:p>
          </table:table-cell>
          <table:table-cell table:style-name="ce22" office:value-type="string">
            <text:p>Louisa County, VA HUD Metro FMR Area</text:p>
          </table:table-cell>
          <table:table-cell table:style-name="ce22" office:value-type="string">
            <text:p>METRO40060N51109</text:p>
          </table:table-cell>
          <table:table-cell table:style-name="ce22" office:value-type="string">
            <text:p>Louis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1199999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622">
            <text:p>622</text:p>
          </table:table-cell>
          <table:table-cell table:style-name="ce22" office:value-type="float" office:value="861">
            <text:p>86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1">
            <text:p>11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unenburg County</text:p>
          </table:table-cell>
          <table:table-cell table:style-name="ce22" office:value-type="float" office:value="13146">
            <text:p>13146</text:p>
          </table:table-cell>
          <table:table-cell table:style-name="ce22" office:value-type="string">
            <text:p>Lunenburg County, VA</text:p>
          </table:table-cell>
          <table:table-cell table:style-name="ce22" office:value-type="string">
            <text:p>NCNTY51111N51111</text:p>
          </table:table-cell>
          <table:table-cell table:style-name="ce22" office:value-type="string">
            <text:p>Lunenburg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1399999</text:p>
          </table:table-cell>
          <table:table-cell table:style-name="ce22" office:value-type="float" office:value="574">
            <text:p>574</text:p>
          </table:table-cell>
          <table:table-cell table:style-name="ce22" office:value-type="float" office:value="426">
            <text:p>426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794">
            <text:p>794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3">
            <text:p>11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dison County</text:p>
          </table:table-cell>
          <table:table-cell table:style-name="ce22" office:value-type="float" office:value="12520">
            <text:p>12520</text:p>
          </table:table-cell>
          <table:table-cell table:style-name="ce22" office:value-type="string">
            <text:p>Madison County, VA</text:p>
          </table:table-cell>
          <table:table-cell table:style-name="ce22" office:value-type="string">
            <text:p>NCNTY51113N51113</text:p>
          </table:table-cell>
          <table:table-cell table:style-name="ce22" office:value-type="string">
            <text:p>Madi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15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5">
            <text:p>11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9207">
            <text:p>9207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Mathews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1799999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316">
            <text:p>316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596">
            <text:p>596</text:p>
          </table:table-cell>
          <table:table-cell table:style-name="ce22" office:value-type="float" office:value="795">
            <text:p>79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7">
            <text:p>11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ecklenburg County</text:p>
          </table:table-cell>
          <table:table-cell table:style-name="ce22" office:value-type="float" office:value="32380">
            <text:p>32380</text:p>
          </table:table-cell>
          <table:table-cell table:style-name="ce22" office:value-type="string">
            <text:p>Mecklenburg County, VA</text:p>
          </table:table-cell>
          <table:table-cell table:style-name="ce22" office:value-type="string">
            <text:p>NCNTY51117N51117</text:p>
          </table:table-cell>
          <table:table-cell table:style-name="ce22" office:value-type="string">
            <text:p>Mecklenburg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1999999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388">
            <text:p>388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769">
            <text:p>76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9">
            <text:p>11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iddlesex County</text:p>
          </table:table-cell>
          <table:table-cell table:style-name="ce22" office:value-type="float" office:value="9932">
            <text:p>9932</text:p>
          </table:table-cell>
          <table:table-cell table:style-name="ce22" office:value-type="string">
            <text:p>Middlesex County, VA</text:p>
          </table:table-cell>
          <table:table-cell table:style-name="ce22" office:value-type="string">
            <text:p>NCNTY51119N51119</text:p>
          </table:table-cell>
          <table:table-cell table:style-name="ce22" office:value-type="string">
            <text:p>Middlese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2199999</text:p>
          </table:table-cell>
          <table:table-cell table:style-name="ce22" office:value-type="float" office:value="575">
            <text:p>575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789">
            <text:p>789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21">
            <text:p>12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83629">
            <text:p>83629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string">
            <text:p>METRO13980N51121</text:p>
          </table:table-cell>
          <table:table-cell table:style-name="ce22" office:value-type="string">
            <text:p>Montgomer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2599999</text:p>
          </table:table-cell>
          <table:table-cell table:style-name="ce22" office:value-type="float" office:value="761">
            <text:p>761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986">
            <text:p>986</text:p>
          </table:table-cell>
          <table:table-cell table:style-name="ce22" office:value-type="float" office:value="1091">
            <text:p>109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25">
            <text:p>12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4445">
            <text:p>14445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Nel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27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27">
            <text:p>12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ew Kent County</text:p>
          </table:table-cell>
          <table:table-cell table:style-name="ce22" office:value-type="float" office:value="13462">
            <text:p>13462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New Ken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3199999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388">
            <text:p>388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769">
            <text:p>76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1">
            <text:p>13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thampton County</text:p>
          </table:table-cell>
          <table:table-cell table:style-name="ce22" office:value-type="float" office:value="13093">
            <text:p>13093</text:p>
          </table:table-cell>
          <table:table-cell table:style-name="ce22" office:value-type="string">
            <text:p>Northampton County, VA</text:p>
          </table:table-cell>
          <table:table-cell table:style-name="ce22" office:value-type="string">
            <text:p>NCNTY51131N51131</text:p>
          </table:table-cell>
          <table:table-cell table:style-name="ce22" office:value-type="string">
            <text:p>Northamp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399999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388">
            <text:p>388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769">
            <text:p>76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3">
            <text:p>13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thumberland County</text:p>
          </table:table-cell>
          <table:table-cell table:style-name="ce22" office:value-type="float" office:value="12259">
            <text:p>12259</text:p>
          </table:table-cell>
          <table:table-cell table:style-name="ce22" office:value-type="string">
            <text:p>Northumberland County, VA</text:p>
          </table:table-cell>
          <table:table-cell table:style-name="ce22" office:value-type="string">
            <text:p>NCNTY51133N51133</text:p>
          </table:table-cell>
          <table:table-cell table:style-name="ce22" office:value-type="string">
            <text:p>Northumber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5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85">
            <text:p>78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5">
            <text:p>13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ttoway County</text:p>
          </table:table-cell>
          <table:table-cell table:style-name="ce22" office:value-type="float" office:value="15725">
            <text:p>15725</text:p>
          </table:table-cell>
          <table:table-cell table:style-name="ce22" office:value-type="string">
            <text:p>Nottoway County, VA</text:p>
          </table:table-cell>
          <table:table-cell table:style-name="ce22" office:value-type="string">
            <text:p>NCNTY51135N51135</text:p>
          </table:table-cell>
          <table:table-cell table:style-name="ce22" office:value-type="string">
            <text:p>Nottowa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799999</text:p>
          </table:table-cell>
          <table:table-cell table:style-name="ce22" office:value-type="float" office:value="593">
            <text:p>593</text:p>
          </table:table-cell>
          <table:table-cell table:style-name="ce22" office:value-type="float" office:value="387">
            <text:p>387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863">
            <text:p>863</text:p>
          </table:table-cell>
          <table:table-cell table:style-name="ce22" office:value-type="float" office:value="1041">
            <text:p>104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7">
            <text:p>13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Orange County</text:p>
          </table:table-cell>
          <table:table-cell table:style-name="ce22" office:value-type="float" office:value="25881">
            <text:p>25881</text:p>
          </table:table-cell>
          <table:table-cell table:style-name="ce22" office:value-type="string">
            <text:p>Orange County, VA</text:p>
          </table:table-cell>
          <table:table-cell table:style-name="ce22" office:value-type="string">
            <text:p>NCNTY51137N51137</text:p>
          </table:table-cell>
          <table:table-cell table:style-name="ce22" office:value-type="string">
            <text:p>Oran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999999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382">
            <text:p>382</text:p>
          </table:table-cell>
          <table:table-cell table:style-name="ce22" office:value-type="float" office:value="646">
            <text:p>646</text:p>
          </table:table-cell>
          <table:table-cell table:style-name="ce22" office:value-type="float" office:value="666">
            <text:p>66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9">
            <text:p>13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age County</text:p>
          </table:table-cell>
          <table:table-cell table:style-name="ce22" office:value-type="float" office:value="23177">
            <text:p>23177</text:p>
          </table:table-cell>
          <table:table-cell table:style-name="ce22" office:value-type="string">
            <text:p>Page County, VA</text:p>
          </table:table-cell>
          <table:table-cell table:style-name="ce22" office:value-type="string">
            <text:p>NCNTY51139N51139</text:p>
          </table:table-cell>
          <table:table-cell table:style-name="ce22" office:value-type="string">
            <text:p>Pa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1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598">
            <text:p>598</text:p>
          </table:table-cell>
          <table:table-cell table:style-name="ce22" office:value-type="float" office:value="616">
            <text:p>61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1">
            <text:p>14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atrick County</text:p>
          </table:table-cell>
          <table:table-cell table:style-name="ce22" office:value-type="float" office:value="19407">
            <text:p>19407</text:p>
          </table:table-cell>
          <table:table-cell table:style-name="ce22" office:value-type="string">
            <text:p>Patrick County, VA</text:p>
          </table:table-cell>
          <table:table-cell table:style-name="ce22" office:value-type="string">
            <text:p>NCNTY51141N51141</text:p>
          </table:table-cell>
          <table:table-cell table:style-name="ce22" office:value-type="string">
            <text:p>Patri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399999</text:p>
          </table:table-cell>
          <table:table-cell table:style-name="ce22" office:value-type="float" office:value="503">
            <text:p>503</text:p>
          </table:table-cell>
          <table:table-cell table:style-name="ce22" office:value-type="float" office:value="340">
            <text:p>340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627">
            <text:p>627</text:p>
          </table:table-cell>
          <table:table-cell table:style-name="ce22" office:value-type="float" office:value="674">
            <text:p>67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3">
            <text:p>14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61745">
            <text:p>61745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METRO19260M19260</text:p>
          </table:table-cell>
          <table:table-cell table:style-name="ce22" office:value-type="string">
            <text:p>Pittsylvani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45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5">
            <text:p>14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owhatan County</text:p>
          </table:table-cell>
          <table:table-cell table:style-name="ce22" office:value-type="float" office:value="22377">
            <text:p>22377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Powhata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4799999</text:p>
          </table:table-cell>
          <table:table-cell table:style-name="ce22" office:value-type="float" office:value="564">
            <text:p>564</text:p>
          </table:table-cell>
          <table:table-cell table:style-name="ce22" office:value-type="float" office:value="468">
            <text:p>468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675">
            <text:p>675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7">
            <text:p>14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rince Edward County</text:p>
          </table:table-cell>
          <table:table-cell table:style-name="ce22" office:value-type="float" office:value="19720">
            <text:p>19720</text:p>
          </table:table-cell>
          <table:table-cell table:style-name="ce22" office:value-type="string">
            <text:p>Prince Edward County, VA</text:p>
          </table:table-cell>
          <table:table-cell table:style-name="ce22" office:value-type="string">
            <text:p>NCNTY51147N51147</text:p>
          </table:table-cell>
          <table:table-cell table:style-name="ce22" office:value-type="string">
            <text:p>Prince Edwar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9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9">
            <text:p>14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rince George County</text:p>
          </table:table-cell>
          <table:table-cell table:style-name="ce22" office:value-type="float" office:value="33047">
            <text:p>33047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Prince Geor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5399999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3">
            <text:p>15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280813">
            <text:p>280813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Prince Willi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55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387">
            <text:p>387</text:p>
          </table:table-cell>
          <table:table-cell table:style-name="ce22" office:value-type="float" office:value="692">
            <text:p>692</text:p>
          </table:table-cell>
          <table:table-cell table:style-name="ce22" office:value-type="float" office:value="744">
            <text:p>74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5">
            <text:p>15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ulaski County</text:p>
          </table:table-cell>
          <table:table-cell table:style-name="ce22" office:value-type="float" office:value="35127">
            <text:p>35127</text:p>
          </table:table-cell>
          <table:table-cell table:style-name="ce22" office:value-type="string">
            <text:p>Pulaski County, VA HUD Metro FMR Area</text:p>
          </table:table-cell>
          <table:table-cell table:style-name="ce22" office:value-type="string">
            <text:p>METRO13980N51155</text:p>
          </table:table-cell>
          <table:table-cell table:style-name="ce22" office:value-type="string">
            <text:p>Pulaski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5799999</text:p>
          </table:table-cell>
          <table:table-cell table:style-name="ce22" office:value-type="float" office:value="574">
            <text:p>574</text:p>
          </table:table-cell>
          <table:table-cell table:style-name="ce22" office:value-type="float" office:value="426">
            <text:p>426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794">
            <text:p>794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7">
            <text:p>15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appahannock County</text:p>
          </table:table-cell>
          <table:table-cell table:style-name="ce22" office:value-type="float" office:value="6983">
            <text:p>6983</text:p>
          </table:table-cell>
          <table:table-cell table:style-name="ce22" office:value-type="string">
            <text:p>Rappahannock County, VA</text:p>
          </table:table-cell>
          <table:table-cell table:style-name="ce22" office:value-type="string">
            <text:p>NCNTY51157N51157</text:p>
          </table:table-cell>
          <table:table-cell table:style-name="ce22" office:value-type="string">
            <text:p>Rappahanno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5999999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388">
            <text:p>388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769">
            <text:p>76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9">
            <text:p>15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ichmond County</text:p>
          </table:table-cell>
          <table:table-cell table:style-name="ce22" office:value-type="float" office:value="8809">
            <text:p>8809</text:p>
          </table:table-cell>
          <table:table-cell table:style-name="ce22" office:value-type="string">
            <text:p>Richmond County, VA</text:p>
          </table:table-cell>
          <table:table-cell table:style-name="ce22" office:value-type="string">
            <text:p>NCNTY51159N51159</text:p>
          </table:table-cell>
          <table:table-cell table:style-name="ce22" office:value-type="string">
            <text:p>Richmo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6199999</text:p>
          </table:table-cell>
          <table:table-cell table:style-name="ce22" office:value-type="float" office:value="589">
            <text:p>589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747">
            <text:p>747</text:p>
          </table:table-cell>
          <table:table-cell table:style-name="ce22" office:value-type="float" office:value="816">
            <text:p>81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1">
            <text:p>16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85778">
            <text:p>85778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63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386">
            <text:p>386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703">
            <text:p>703</text:p>
          </table:table-cell>
          <table:table-cell table:style-name="ce22" office:value-type="float" office:value="847">
            <text:p>84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3">
            <text:p>16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ckbridge County</text:p>
          </table:table-cell>
          <table:table-cell table:style-name="ce22" office:value-type="float" office:value="20808">
            <text:p>20808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6599999</text:p>
          </table:table-cell>
          <table:table-cell table:style-name="ce22" office:value-type="float" office:value="586">
            <text:p>586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821">
            <text:p>821</text:p>
          </table:table-cell>
          <table:table-cell table:style-name="ce22" office:value-type="float" office:value="843">
            <text:p>84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5">
            <text:p>16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67725">
            <text:p>67725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METRO25500M25500</text:p>
          </table:table-cell>
          <table:table-cell table:style-name="ce22" office:value-type="string">
            <text:p>Rockingh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67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591">
            <text:p>591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7">
            <text:p>16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ussell County</text:p>
          </table:table-cell>
          <table:table-cell table:style-name="ce22" office:value-type="float" office:value="30308">
            <text:p>30308</text:p>
          </table:table-cell>
          <table:table-cell table:style-name="ce22" office:value-type="string">
            <text:p>Russell County, VA</text:p>
          </table:table-cell>
          <table:table-cell table:style-name="ce22" office:value-type="string">
            <text:p>NCNTY51167N51167</text:p>
          </table:table-cell>
          <table:table-cell table:style-name="ce22" office:value-type="string">
            <text:p>Russe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69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774">
            <text:p>77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9">
            <text:p>16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23403">
            <text:p>23403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Scot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7199999</text:p>
          </table:table-cell>
          <table:table-cell table:style-name="ce22" office:value-type="float" office:value="521">
            <text:p>521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426">
            <text:p>426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1">
            <text:p>17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henandoah County</text:p>
          </table:table-cell>
          <table:table-cell table:style-name="ce22" office:value-type="float" office:value="35075">
            <text:p>35075</text:p>
          </table:table-cell>
          <table:table-cell table:style-name="ce22" office:value-type="string">
            <text:p>Shenandoah County, VA</text:p>
          </table:table-cell>
          <table:table-cell table:style-name="ce22" office:value-type="string">
            <text:p>NCNTY51171N51171</text:p>
          </table:table-cell>
          <table:table-cell table:style-name="ce22" office:value-type="string">
            <text:p>Shenandoah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73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399">
            <text:p>399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94">
            <text:p>79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3">
            <text:p>17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myth County</text:p>
          </table:table-cell>
          <table:table-cell table:style-name="ce22" office:value-type="float" office:value="33081">
            <text:p>33081</text:p>
          </table:table-cell>
          <table:table-cell table:style-name="ce22" office:value-type="string">
            <text:p>Smyth County, VA</text:p>
          </table:table-cell>
          <table:table-cell table:style-name="ce22" office:value-type="string">
            <text:p>NCNTY51173N51173</text:p>
          </table:table-cell>
          <table:table-cell table:style-name="ce22" office:value-type="string">
            <text:p>Smyth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7599999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662">
            <text:p>662</text:p>
          </table:table-cell>
          <table:table-cell table:style-name="ce22" office:value-type="float" office:value="942">
            <text:p>94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5">
            <text:p>17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outhampton County</text:p>
          </table:table-cell>
          <table:table-cell table:style-name="ce22" office:value-type="float" office:value="17482">
            <text:p>17482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string">
            <text:p>NCNTY51175N51175</text:p>
          </table:table-cell>
          <table:table-cell table:style-name="ce22" office:value-type="string">
            <text:p>Southamp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7799999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7">
            <text:p>17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90395">
            <text:p>90395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Spotsylvani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7999999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9">
            <text:p>17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tafford County</text:p>
          </table:table-cell>
          <table:table-cell table:style-name="ce22" office:value-type="float" office:value="92446">
            <text:p>92446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Staffor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81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81">
            <text:p>18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urry County</text:p>
          </table:table-cell>
          <table:table-cell table:style-name="ce22" office:value-type="float" office:value="6829">
            <text:p>6829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Surr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83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83">
            <text:p>18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12504">
            <text:p>12504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Susse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85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01">
            <text:p>7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85">
            <text:p>18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Tazewell County</text:p>
          </table:table-cell>
          <table:table-cell table:style-name="ce22" office:value-type="float" office:value="44598">
            <text:p>44598</text:p>
          </table:table-cell>
          <table:table-cell table:style-name="ce22" office:value-type="string">
            <text:p>Tazewell County, VA</text:p>
          </table:table-cell>
          <table:table-cell table:style-name="ce22" office:value-type="string">
            <text:p>NCNTY51185N51185</text:p>
          </table:table-cell>
          <table:table-cell table:style-name="ce22" office:value-type="string">
            <text:p>Tazewe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8799999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946">
            <text:p>94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87">
            <text:p>18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arren County</text:p>
          </table:table-cell>
          <table:table-cell table:style-name="ce22" office:value-type="float" office:value="31584">
            <text:p>31584</text:p>
          </table:table-cell>
          <table:table-cell table:style-name="ce22" office:value-type="string">
            <text:p>Warren County, VA HUD Metro FMR Area</text:p>
          </table:table-cell>
          <table:table-cell table:style-name="ce22" office:value-type="string">
            <text:p>METRO47900MM8820</text:p>
          </table:table-cell>
          <table:table-cell table:style-name="ce22" office:value-type="string">
            <text:p>Warre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91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774">
            <text:p>77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1">
            <text:p>19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51103">
            <text:p>51103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Washing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9399999</text:p>
          </table:table-cell>
          <table:table-cell table:style-name="ce22" office:value-type="float" office:value="603">
            <text:p>603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478">
            <text:p>478</text:p>
          </table:table-cell>
          <table:table-cell table:style-name="ce22" office:value-type="float" office:value="827">
            <text:p>827</text:p>
          </table:table-cell>
          <table:table-cell table:style-name="ce22" office:value-type="float" office:value="852">
            <text:p>85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3">
            <text:p>19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estmoreland County</text:p>
          </table:table-cell>
          <table:table-cell table:style-name="ce22" office:value-type="float" office:value="16718">
            <text:p>16718</text:p>
          </table:table-cell>
          <table:table-cell table:style-name="ce22" office:value-type="string">
            <text:p>Westmoreland County, VA</text:p>
          </table:table-cell>
          <table:table-cell table:style-name="ce22" office:value-type="string">
            <text:p>NCNTY51193N51193</text:p>
          </table:table-cell>
          <table:table-cell table:style-name="ce22" office:value-type="string">
            <text:p>Westmore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95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628">
            <text:p>628</text:p>
          </table:table-cell>
          <table:table-cell table:style-name="ce22" office:value-type="float" office:value="792">
            <text:p>79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5">
            <text:p>19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ise County</text:p>
          </table:table-cell>
          <table:table-cell table:style-name="ce22" office:value-type="float" office:value="40123">
            <text:p>40123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string">
            <text:p>NCNTY51195N51195</text:p>
          </table:table-cell>
          <table:table-cell table:style-name="ce22" office:value-type="string">
            <text:p>Wis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97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314">
            <text:p>314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633">
            <text:p>633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7">
            <text:p>19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ythe County</text:p>
          </table:table-cell>
          <table:table-cell table:style-name="ce22" office:value-type="float" office:value="27599">
            <text:p>27599</text:p>
          </table:table-cell>
          <table:table-cell table:style-name="ce22" office:value-type="string">
            <text:p>Wythe County, VA</text:p>
          </table:table-cell>
          <table:table-cell table:style-name="ce22" office:value-type="string">
            <text:p>NCNTY51197N51197</text:p>
          </table:table-cell>
          <table:table-cell table:style-name="ce22" office:value-type="string">
            <text:p>Wyth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99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9">
            <text:p>19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York County</text:p>
          </table:table-cell>
          <table:table-cell table:style-name="ce22" office:value-type="float" office:value="56297">
            <text:p>56297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Yor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1099999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10">
            <text:p>51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lexandria city</text:p>
          </table:table-cell>
          <table:table-cell table:style-name="ce22" office:value-type="float" office:value="128283">
            <text:p>128283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Alexandria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1599999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15">
            <text:p>51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edford city</text:p>
          </table:table-cell>
          <table:table-cell table:style-name="ce22" office:value-type="float" office:value="6299">
            <text:p>6299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Bedford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20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774">
            <text:p>77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20">
            <text:p>52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ristol city</text:p>
          </table:table-cell>
          <table:table-cell table:style-name="ce22" office:value-type="float" office:value="17367">
            <text:p>17367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Bristol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30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386">
            <text:p>386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703">
            <text:p>703</text:p>
          </table:table-cell>
          <table:table-cell table:style-name="ce22" office:value-type="float" office:value="847">
            <text:p>84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30">
            <text:p>53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uena Vista city</text:p>
          </table:table-cell>
          <table:table-cell table:style-name="ce22" office:value-type="float" office:value="6349">
            <text:p>6349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Buena Vista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54099999</text:p>
          </table:table-cell>
          <table:table-cell table:style-name="ce22" office:value-type="float" office:value="761">
            <text:p>761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986">
            <text:p>986</text:p>
          </table:table-cell>
          <table:table-cell table:style-name="ce22" office:value-type="float" office:value="1091">
            <text:p>109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40">
            <text:p>54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arlottesville city</text:p>
          </table:table-cell>
          <table:table-cell table:style-name="ce22" office:value-type="float" office:value="45049">
            <text:p>45049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50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50">
            <text:p>55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199184">
            <text:p>199184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Chesapeak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60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314">
            <text:p>314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587">
            <text:p>587</text:p>
          </table:table-cell>
          <table:table-cell table:style-name="ce22" office:value-type="float" office:value="612">
            <text:p>61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60">
            <text:p>56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lifton Forge city</text:p>
          </table:table-cell>
          <table:table-cell table:style-name="ce22" office:value-type="float" office:value="4289">
            <text:p>4289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Clifton Forg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570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0">
            <text:p>57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olonial Heights city</text:p>
          </table:table-cell>
          <table:table-cell table:style-name="ce22" office:value-type="float" office:value="16897">
            <text:p>16897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Colonial Heights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80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314">
            <text:p>314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587">
            <text:p>587</text:p>
          </table:table-cell>
          <table:table-cell table:style-name="ce22" office:value-type="float" office:value="612">
            <text:p>61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80">
            <text:p>58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ovington city</text:p>
          </table:table-cell>
          <table:table-cell table:style-name="ce22" office:value-type="float" office:value="6303">
            <text:p>6303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Coving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59099999</text:p>
          </table:table-cell>
          <table:table-cell table:style-name="ce22" office:value-type="float" office:value="503">
            <text:p>503</text:p>
          </table:table-cell>
          <table:table-cell table:style-name="ce22" office:value-type="float" office:value="340">
            <text:p>340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627">
            <text:p>627</text:p>
          </table:table-cell>
          <table:table-cell table:style-name="ce22" office:value-type="float" office:value="674">
            <text:p>67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90">
            <text:p>59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Danville city</text:p>
          </table:table-cell>
          <table:table-cell table:style-name="ce22" office:value-type="float" office:value="48411">
            <text:p>48411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METRO19260M19260</text:p>
          </table:table-cell>
          <table:table-cell table:style-name="ce22" office:value-type="string">
            <text:p>Danvill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9599999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95">
            <text:p>59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Emporia city</text:p>
          </table:table-cell>
          <table:table-cell table:style-name="ce22" office:value-type="float" office:value="5665">
            <text:p>5665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string">
            <text:p>NCNTY51081N51081</text:p>
          </table:table-cell>
          <table:table-cell table:style-name="ce22" office:value-type="string">
            <text:p>Emporia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0099999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00">
            <text:p>60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irfax city</text:p>
          </table:table-cell>
          <table:table-cell table:style-name="ce22" office:value-type="float" office:value="21498">
            <text:p>21498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Fairfax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1099999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10">
            <text:p>61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lls Church city</text:p>
          </table:table-cell>
          <table:table-cell table:style-name="ce22" office:value-type="float" office:value="10377">
            <text:p>10377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Falls Church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2099999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662">
            <text:p>662</text:p>
          </table:table-cell>
          <table:table-cell table:style-name="ce22" office:value-type="float" office:value="942">
            <text:p>94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20">
            <text:p>62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anklin city</text:p>
          </table:table-cell>
          <table:table-cell table:style-name="ce22" office:value-type="float" office:value="8346">
            <text:p>8346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string">
            <text:p>NCNTY51175N51175</text:p>
          </table:table-cell>
          <table:table-cell table:style-name="ce22" office:value-type="string">
            <text:p>Frankli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3099999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30">
            <text:p>63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edericksburg city</text:p>
          </table:table-cell>
          <table:table-cell table:style-name="ce22" office:value-type="float" office:value="19279">
            <text:p>19279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Fredericks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40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579">
            <text:p>579</text:p>
          </table:table-cell>
          <table:table-cell table:style-name="ce22" office:value-type="float" office:value="644">
            <text:p>64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40">
            <text:p>64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alax city</text:p>
          </table:table-cell>
          <table:table-cell table:style-name="ce22" office:value-type="float" office:value="6837">
            <text:p>6837</text:p>
          </table:table-cell>
          <table:table-cell table:style-name="ce22" office:value-type="string">
            <text:p>Carroll County-Galax city, VA HUD Nonmetro FMR Area</text:p>
          </table:table-cell>
          <table:table-cell table:style-name="ce22" office:value-type="string">
            <text:p>NCNTY51035N51035</text:p>
          </table:table-cell>
          <table:table-cell table:style-name="ce22" office:value-type="string">
            <text:p>Galax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50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50">
            <text:p>65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146437">
            <text:p>146437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Hamp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6099999</text:p>
          </table:table-cell>
          <table:table-cell table:style-name="ce22" office:value-type="float" office:value="586">
            <text:p>586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821">
            <text:p>821</text:p>
          </table:table-cell>
          <table:table-cell table:style-name="ce22" office:value-type="float" office:value="843">
            <text:p>84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60">
            <text:p>66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rrisonburg city</text:p>
          </table:table-cell>
          <table:table-cell table:style-name="ce22" office:value-type="float" office:value="40468">
            <text:p>40468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METRO25500M25500</text:p>
          </table:table-cell>
          <table:table-cell table:style-name="ce22" office:value-type="string">
            <text:p>Harrison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70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70">
            <text:p>67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opewell city</text:p>
          </table:table-cell>
          <table:table-cell table:style-name="ce22" office:value-type="float" office:value="22354">
            <text:p>22354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Hopewell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78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386">
            <text:p>386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703">
            <text:p>703</text:p>
          </table:table-cell>
          <table:table-cell table:style-name="ce22" office:value-type="float" office:value="847">
            <text:p>84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78">
            <text:p>678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exington city</text:p>
          </table:table-cell>
          <table:table-cell table:style-name="ce22" office:value-type="float" office:value="6867">
            <text:p>6867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Lexing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8099999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80">
            <text:p>68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ynchburg city</text:p>
          </table:table-cell>
          <table:table-cell table:style-name="ce22" office:value-type="float" office:value="65269">
            <text:p>65269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8399999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83">
            <text:p>68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nassas city</text:p>
          </table:table-cell>
          <table:table-cell table:style-name="ce22" office:value-type="float" office:value="35135">
            <text:p>35135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Manassas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8599999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85">
            <text:p>68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nassas Park city</text:p>
          </table:table-cell>
          <table:table-cell table:style-name="ce22" office:value-type="float" office:value="10290">
            <text:p>1029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Manassas Park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90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372">
            <text:p>372</text:p>
          </table:table-cell>
          <table:table-cell table:style-name="ce22" office:value-type="float" office:value="387">
            <text:p>387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90">
            <text:p>69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rtinsville city</text:p>
          </table:table-cell>
          <table:table-cell table:style-name="ce22" office:value-type="float" office:value="15416">
            <text:p>15416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string">
            <text:p>NCNTY51089N51089</text:p>
          </table:table-cell>
          <table:table-cell table:style-name="ce22" office:value-type="string">
            <text:p>Martinsvill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700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00">
            <text:p>70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180150">
            <text:p>18015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Newport News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10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10">
            <text:p>71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234403">
            <text:p>234403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Norfolk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20999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628">
            <text:p>628</text:p>
          </table:table-cell>
          <table:table-cell table:style-name="ce22" office:value-type="float" office:value="792">
            <text:p>79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20">
            <text:p>72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ton city</text:p>
          </table:table-cell>
          <table:table-cell table:style-name="ce22" office:value-type="float" office:value="3904">
            <text:p>3904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string">
            <text:p>NCNTY51195N51195</text:p>
          </table:table-cell>
          <table:table-cell table:style-name="ce22" office:value-type="string">
            <text:p>Nor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730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30">
            <text:p>73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etersburg city</text:p>
          </table:table-cell>
          <table:table-cell table:style-name="ce22" office:value-type="float" office:value="33740">
            <text:p>3374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Peters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35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35">
            <text:p>73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oquoson city</text:p>
          </table:table-cell>
          <table:table-cell table:style-name="ce22" office:value-type="float" office:value="11566">
            <text:p>11566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Poquos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40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40">
            <text:p>74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ortsmouth city</text:p>
          </table:table-cell>
          <table:table-cell table:style-name="ce22" office:value-type="float" office:value="100565">
            <text:p>100565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Portsmouth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5099999</text:p>
          </table:table-cell>
          <table:table-cell table:style-name="ce22" office:value-type="float" office:value="575">
            <text:p>575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789">
            <text:p>789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50">
            <text:p>75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adford city</text:p>
          </table:table-cell>
          <table:table-cell table:style-name="ce22" office:value-type="float" office:value="15859">
            <text:p>15859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string">
            <text:p>METRO13980N51121</text:p>
          </table:table-cell>
          <table:table-cell table:style-name="ce22" office:value-type="string">
            <text:p>Radford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60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60">
            <text:p>76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197790">
            <text:p>19779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7099999</text:p>
          </table:table-cell>
          <table:table-cell table:style-name="ce22" office:value-type="float" office:value="589">
            <text:p>589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747">
            <text:p>747</text:p>
          </table:table-cell>
          <table:table-cell table:style-name="ce22" office:value-type="float" office:value="816">
            <text:p>81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70">
            <text:p>77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94911">
            <text:p>94911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7599999</text:p>
          </table:table-cell>
          <table:table-cell table:style-name="ce22" office:value-type="float" office:value="589">
            <text:p>589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747">
            <text:p>747</text:p>
          </table:table-cell>
          <table:table-cell table:style-name="ce22" office:value-type="float" office:value="816">
            <text:p>81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75">
            <text:p>77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alem city</text:p>
          </table:table-cell>
          <table:table-cell table:style-name="ce22" office:value-type="float" office:value="24747">
            <text:p>24747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Salem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9099999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421">
            <text:p>421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808">
            <text:p>808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90">
            <text:p>79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taunton city</text:p>
          </table:table-cell>
          <table:table-cell table:style-name="ce22" office:value-type="float" office:value="23853">
            <text:p>23853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Staun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800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00">
            <text:p>80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63677">
            <text:p>63677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Suffolk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810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10">
            <text:p>81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25257">
            <text:p>425257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82099999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421">
            <text:p>421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808">
            <text:p>808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20">
            <text:p>82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aynesboro city</text:p>
          </table:table-cell>
          <table:table-cell table:style-name="ce22" office:value-type="float" office:value="19520">
            <text:p>19520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Waynesboro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8309999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30">
            <text:p>83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illiamsburg city</text:p>
          </table:table-cell>
          <table:table-cell table:style-name="ce22" office:value-type="float" office:value="11998">
            <text:p>11998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Williams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84099999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893">
            <text:p>893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40">
            <text:p>84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inchester city</text:p>
          </table:table-cell>
          <table:table-cell table:style-name="ce22" office:value-type="float" office:value="23585">
            <text:p>23585</text:p>
          </table:table-cell>
          <table:table-cell table:style-name="ce22" office:value-type="string">
            <text:p>Winchester, VA HUD Metro FMR Area</text:p>
          </table:table-cell>
          <table:table-cell table:style-name="ce22" office:value-type="string">
            <text:p>METRO49020M49020</text:p>
          </table:table-cell>
          <table:table-cell table:style-name="ce22" office:value-type="string">
            <text:p>Winchester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</table:table>
      <table:named-expressions>
        <table:named-expression table:name="EXCEL_DATA" table:base-cell-address="$EXCEL_DATA.$A$1" table:expression="[EXCEL_DATA.$A$1:.$Q$13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Ms sans serif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EXCEL_DATA" style:display-name="PageStyle_EXCEL_DATA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